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P1" style:family="paragraph" style:parent-style-name="Heading_20_3">
      <style:text-properties officeooo:paragraph-rsid="00175cd4"/>
    </style:style>
    <style:style style:name="P2" style:family="paragraph" style:parent-style-name="Standard">
      <style:text-properties officeooo:paragraph-rsid="00175cd4"/>
    </style:style>
    <style:style style:name="P3" style:family="paragraph" style:parent-style-name="Text_20_body">
      <style:text-properties officeooo:paragraph-rsid="00175cd4"/>
    </style:style>
    <style:style style:name="P4" style:family="paragraph" style:parent-style-name="Standard">
      <style:text-properties officeooo:rsid="00151bfd" officeooo:paragraph-rsid="00151bfd"/>
    </style:style>
    <style:style style:name="P5" style:family="paragraph" style:parent-style-name="Table_20_Contents">
      <style:text-properties officeooo:rsid="00151bfd" officeooo:paragraph-rsid="00151bfd"/>
    </style:style>
    <style:style style:name="P6" style:family="paragraph" style:parent-style-name="Text_20_body">
      <style:text-properties style:font-name="Liberation Serif"/>
    </style:style>
    <style:style style:name="P7" style:family="paragraph" style:parent-style-name="Text_20_body">
      <style:text-properties style:font-name="Liberation Serif" officeooo:rsid="0018b99e" officeooo:paragraph-rsid="0018b99e"/>
    </style:style>
    <style:style style:name="P8" style:family="paragraph" style:parent-style-name="Text_20_body">
      <style:text-properties officeooo:paragraph-rsid="0018b99e"/>
    </style:style>
    <style:style style:name="P9" style:family="paragraph" style:parent-style-name="Text_20_body">
      <style:paragraph-properties fo:margin-top="0cm" fo:margin-bottom="0cm" style:contextual-spacing="false" fo:line-height="115%" fo:text-align="justify" style:justify-single-word="false"/>
      <style:text-properties style:font-name="arial" fo:font-size="10.5pt" officeooo:paragraph-rsid="0018ef64"/>
    </style:style>
    <style:style style:name="P10" style:family="paragraph" style:parent-style-name="Text_20_body">
      <style:paragraph-properties fo:margin-left="0cm" fo:margin-right="0cm" fo:margin-top="0cm" fo:margin-bottom="0cm" style:contextual-spacing="false" fo:line-height="115%" fo:text-align="justify" style:justify-single-word="false" fo:text-indent="1.249cm" style:auto-text-indent="false"/>
      <style:text-properties style:font-name="arial" fo:font-size="10.5pt" officeooo:paragraph-rsid="0018ef64"/>
    </style:style>
    <style:style style:name="P11" style:family="paragraph" style:parent-style-name="Text_20_body">
      <style:paragraph-properties fo:margin-left="0cm" fo:margin-right="0cm" fo:margin-top="0cm" fo:margin-bottom="0cm" style:contextual-spacing="false" fo:line-height="115%" fo:text-align="justify" style:justify-single-word="false" fo:text-indent="1.249cm" style:auto-text-indent="false"/>
      <style:text-properties officeooo:paragraph-rsid="0018ef64"/>
    </style:style>
    <style:style style:name="P12"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18ef64"/>
    </style:style>
    <style:style style:name="P1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1a0b36"/>
    </style:style>
    <style:style style:name="P14" style:family="paragraph" style:parent-style-name="Text_20_body" style:list-style-name="L1">
      <style:paragraph-properties fo:margin-top="0cm" fo:margin-bottom="0cm" style:contextual-spacing="false"/>
      <style:text-properties style:font-name="Liberation Serif"/>
    </style:style>
    <style:style style:name="P15" style:family="paragraph" style:parent-style-name="Text_20_body" style:list-style-name="L1">
      <style:text-properties style:font-name="Liberation Serif"/>
    </style:style>
    <style:style style:name="P16" style:family="paragraph" style:parent-style-name="Text_20_body" style:list-style-name="L2"/>
    <style:style style:name="P17"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209d6b"/>
    </style:style>
    <style:style style:name="T1" style:family="text">
      <style:text-properties officeooo:rsid="00175cd4"/>
    </style:style>
    <style:style style:name="T2" style:family="text">
      <style:text-properties style:font-name="Liberation Serif"/>
    </style:style>
    <style:style style:name="T3" style:family="text">
      <style:text-properties style:font-name="Liberation Serif" officeooo:rsid="0018b99e"/>
    </style:style>
    <style:style style:name="T4" style:family="text">
      <style:text-properties style:font-name="arial" fo:font-size="10.5pt"/>
    </style:style>
    <style:style style:name="T5" style:family="text">
      <style:text-properties style:font-name="arial" fo:font-size="10.5pt" officeooo:rsid="0018ef64"/>
    </style:style>
    <style:style style:name="T6" style:family="text">
      <style:text-properties style:font-name="arial" fo:font-size="10.5pt" officeooo:rsid="00209d6b"/>
    </style:style>
    <style:style style:name="T7" style:family="text">
      <style:text-properties fo:color="#c9211e" loext:opacity="100%"/>
    </style:style>
    <style:style style:name="T8" style:family="text">
      <style:text-properties fo:color="#c9211e" loext:opacity="100%" style:font-name="arial" fo:font-size="10.5pt"/>
    </style:style>
    <style:style style:name="T9" style:family="text">
      <style:text-properties officeooo:rsid="001a951a"/>
    </style:style>
    <style:style style:name="T10" style:family="text">
      <style:text-properties officeooo:rsid="001ff56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IMMUTABLE AND MUTABLE </text:p>
      <text:p text:style-name="P4"/>
      <table:table table:name="Table1" table:style-name="Table1">
        <table:table-column table:style-name="Table1.A"/>
        <table:table-column table:style-name="Table1.B"/>
        <table:table-row>
          <table:table-cell table:style-name="Table1.A1" office:value-type="string">
            <text:p text:style-name="P5">MUTABLE</text:p>
          </table:table-cell>
          <table:table-cell table:style-name="Table1.A1" office:value-type="string">
            <text:p text:style-name="P5">IMMUTABLE</text:p>
          </table:table-cell>
        </table:table-row>
        <table:table-row>
          <table:table-cell table:style-name="Table1.A1" office:value-type="string">
            <text:p text:style-name="P5">Nesnelerin değeri<text:span text:style-name="T10">ni</text:span> <text:span text:style-name="T10">oluşturduktan</text:span> sonra değiştirilebilir.</text:p>
          </table:table-cell>
          <table:table-cell table:style-name="Table1.A1" office:value-type="string">
            <text:p text:style-name="P5">Nesnelerin değeri<text:span text:style-name="T10">ni</text:span> oluşturduktan sonra değiştirilemez.</text:p>
          </table:table-cell>
        </table:table-row>
        <table:table-row>
          <table:table-cell table:style-name="Table1.A1" office:value-type="string">
            <text:p text:style-name="P5">Get ve set metotları kullanılır.</text:p>
          </table:table-cell>
          <table:table-cell table:style-name="Table1.A1" office:value-type="string">
            <text:p text:style-name="P5">Sadece get metodu kullanılır.</text:p>
          </table:table-cell>
        </table:table-row>
        <table:table-row>
          <table:table-cell table:style-name="Table1.A1" office:value-type="string">
            <text:p text:style-name="P5">Orn:StringBuilder,java.util.date.</text:p>
          </table:table-cell>
          <table:table-cell table:style-name="Table1.A1" office:value-type="string">
            <text:p text:style-name="P5">Orn:String,float,int,long.</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P4"/>
      <text:p text:style-name="P2"><text:span text:style-name="Source_20_Text"><text:span text:style-name="T1">MEMORY LEAK NEDİR</text:span></text:span></text:p>
      <text:p text:style-name="P3"><text:span text:style-name="Source_20_Text"><text:span text:style-name="T2">“Memory leak”, programın kullandığı hafıza ile işi bittiği halde ilgili hafıza bloğunu serbest bırakmaması durumudur. Bu durum;</text:span></text:span></text:p>
      <text:list xml:id="list323431777" text:style-name="L1">
        <text:list-item>
          <text:p text:style-name="P14">Gerçekte kullanılmayan hafıza bloklarının referans edilmeye devam edilmesinden veya </text:p>
        </text:list-item>
        <text:list-item>
          <text:p text:style-name="P15">Native resource’ların düzgün bir şekilde serbest bırakılmamasından </text:p>
        </text:list-item>
      </text:list>
      <text:p text:style-name="P6">kaynaklanmaktadır. Zaman içerisinde programın sürekli hafıza kullanması, fakat kullandığı hafızayı işi bittiğinde bırakmaması, memory leak’in giderek büyümesine bundan dolayı yeterince uzun süre çalışan uygulamalarda sistem kaynaklarının kritik miktarlarda tüketilmesine ve uygulamanın hata verip kapanmasına sebep olmaktadır.</text:p>
      <text:p text:style-name="P6"/>
      <text:p text:style-name="P7">1)Statik Alanlar</text:p>
      <text:p text:style-name="P7">Statik alanların aşırı kullanımı potansiyel olarak bir bellek sızıntısına yol açabilir. <text:s/>Java'da statik alanlar, uygulama çalıştığı sürece genellikle bellekte kalır.</text:p>
      <text:p text:style-name="P7">Bu tür bellek sızıntılarını önlemek için, özellikle koleksiyonlar gibi büyük nesneler kullanılırken statik alanların kullanımı en aza indirilmelidir. <text:s/>Ayrıca, singleton'lar kullanılırken, kaynakların yalnızca ihtiyaç duyulduğunda başlatılması için yavaş yükleme tasarım deseni kullanılabilir.</text:p>
      <text:p text:style-name="P7"/>
      <text:p text:style-name="P7">2)Kapatılmayan kaynaklar</text:p>
      <text:p text:style-name="P8"><text:span text:style-name="T3">connection ve streams gibi kaynaklar belleği kullanır. <text:s/>Kapatılmazlarsa, bu kaynaklara ayrılan bellek bloke edilir ve GC bu alanı boşaltamaz.K</text:span>ullanılmadıktan sonra bile nesneye başvurulduğu için, belleği bloke etmeye devam eder ve <text:span text:style-name="T10">gc</text:span> için uygun değildir.</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p text:style-name="P2"><text:span text:style-name="Source_20_Text"/></text:p>
      <text:h text:style-name="P1" text:outline-level="3"><text:soft-page-break/><text:span text:style-name="Source_20_Text">Java da ClassLoader nedir? Nasıl Çalışır?</text:span></text:h>
      <text:p text:style-name="P9"><text:span text:style-name="T7">JVM(Java Virtual Machine) ilk çalışırken sınıfların yüklenmesinden sorumlu Class tır diyebiliriz. Java da Interpretation(yorumlama) işleminden önce Class Loading işlemleri gerçekleşir.</text:span> Her Class uniq olarak ClassLoader tarafından JVM Memory e yüklenir. JVM Class Loading işlemlerini yaparken, yani bir java uygulamasını ilk olarak ayağa kaldırırken, daha uygulamamız hiç çalışmaya başlamadan önce, ClassLoader sınıfından extend ederek sınıf yükleme işlemlerini özelleştirmemize olanak sağlar. Örneğin aynı isimli sınıfı iki kez özel olarak load edebiliriz, yada uygulama açılmadan önce güvenlik amaçlı kontroller yada şifrelemeler yapabiliriz.</text:p>
      <text:p text:style-name="P10">Class Loading işlemi: JVM de önce Bootstrap Class Loader ile, java.lang, java.util vb gibi paketler içindeki çekirdek classlar yüklenir. Sonra kullanıcı tanımlı Class Loader lar çalışır. Sonra Array Classları create edilir, Constraint ler load edilir, türetilmiş classlara geçilir.</text:p>
      <text:p text:style-name="P10">JVM, Class loading işleminden sonra; Classların doğrulanarak hazırlanıp, çözümlenmesi - Linking(Verification,Preparation,Resolution) sonra da yüklenen ve bağlanan Classların başlatılması - Initialization işlemlerini gerçekleştirir. Buraya kadar sorun yoksa normal şartlarda uygulama ayağa kalkmış demektir.</text:p>
      <text:p text:style-name="P11"><text:span text:style-name="Source_20_Text"><text:span text:style-name="T4">Hiyerarşik olarak Java Class Loader lar;</text:span></text:span><text:span text:style-name="Source_20_Text"><text:line-break/></text:span><text:span text:style-name="Source_20_Text"><text:span text:style-name="T8">1)Bootstrap Class Loader</text:span></text:span><text:span text:style-name="Source_20_Text"><text:span text:style-name="T4"> : Bu java runtime ortamının parçası olan sınıflardır, “JAVA_HOME/jre/lib/rt.jar” içinde bulunan java.util, java.lang vb. gibi java çekirdek sınıflarını yükler. Bootstrap sınıf yükleyicisi native implementation dur ve bu yüzden farklı JVM'lerde farklılık gösterebilir.</text:span></text:span><text:span text:style-name="Source_20_Text"><text:line-break/></text:span><text:span text:style-name="Source_20_Text"><text:span text:style-name="T8">2)Extensions Class Loade</text:span></text:span><text:span text:style-name="Source_20_Text"><text:span text:style-name="T4">r : “JAVA_HOME/jre/lib/ext”  altındaki sınıfları yükler.</text:span></text:span><text:span text:style-name="Source_20_Text"><text:line-break/></text:span><text:span text:style-name="Source_20_Text"><text:span text:style-name="T8">3)System Class Loader</text:span></text:span><text:span text:style-name="Source_20_Text"><text:span text:style-name="T4"> : Java classpath de belirtilmiş olan sınıfları yükler.</text:span></text:span></text:p>
      <text:p text:style-name="P11"><text:span text:style-name="Source_20_Text"><text:span text:style-name="T4"/></text:span></text:p>
      <text:p text:style-name="P12"><text:span text:style-name="Source_20_Text"><text:span text:style-name="T5"/></text:span></text:p>
      <text:p text:style-name="P12"><text:span text:style-name="Source_20_Text"><text:span text:style-name="T5">XMX AND XMS</text:span></text:span></text:p>
      <text:p text:style-name="P13"><text:span text:style-name="Source_20_Text"><text:span text:style-name="T5">-Xms seçeneği yığının başlangıç boyutunu ayarlarken, -Xmx seçeneği yığının maksimum boyutunu ayarlar. <text:s/></text:span></text:span></text:p>
      <text:p text:style-name="P13"><text:span text:style-name="Source_20_Text"><text:span text:style-name="T5">Yığın, -Xmx tarafından belirtilen maksimum boyutun üzerine çıkarsa, JVM bir OutOfMemoryError atar.</text:span></text:span></text:p>
      <text:p text:style-name="P13"><text:span text:style-name="Source_20_Text"><text:span text:style-name="T5"/></text:span></text:p>
      <text:p text:style-name="P17"><text:span text:style-name="Source_20_Text"><text:span text:style-name="T6">HEAP MEMORY YÖNETİMİ</text:span></text:span></text:p>
      <text:p text:style-name="P13"><text:span text:style-name="Source_20_Text"><text:span text:style-name="T5">Java dilinde, heap memory yönetimi için kullanılan birkaç önemli yöntem vardır:</text:span></text:span></text:p>
      <text:list xml:id="list3994660077" text:style-name="L2">
        <text:list-item>
          <text:p text:style-name="P16">Mark and Sweep (İşaretle ve <text:span text:style-name="T9">Süpür</text:span>): Bu yöntem, heap memory'de bulunan nesneler arasında bir bağ olmadığı zaman o nesneleri bellekten kaldırmak için kullanılır. Bu yöntem, çöp toplayıcı tarafından kullanılır ve çalışma esnasında programın çalışmasını durdurur.</text:p>
        </text:list-item>
        <text:list-item>
          <text:p text:style-name="P16">Copying (Kopyalama): Bu yöntem, heap memory'de bulunan nesnelerin bellekteki yerlerini değiştirmek için kullanılır. Bu sayede, bellekteki boşluklar azaltılmaz ancak nesneler daha etkin bir şekilde kullanılabilir. Bu yöntem, çöp toplayıcı tarafından kullanılır ve çalışma esnasında programın çalışmasını durdurmaz.</text:p>
        </text:list-item>
      </text:list>
      <text:p text:style-name="P13"><text:span text:style-name="Source_20_Text"><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0:08:58.055922863</meta:creation-date>
    <dc:date>2022-12-22T15:27:10.811976787</dc:date>
    <meta:editing-duration>PT2M19S</meta:editing-duration>
    <meta:editing-cycles>3</meta:editing-cycles>
    <meta:generator>LibreOffice/7.3.7.2$Linux_X86_64 LibreOffice_project/30$Build-2</meta:generator>
    <meta:document-statistic meta:table-count="1" meta:image-count="0" meta:object-count="0" meta:page-count="2" meta:paragraph-count="31" meta:word-count="520" meta:character-count="4293" meta:non-whitespace-character-count="3799"/>
  </office:meta>
</office:document-meta>
</file>